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wordEditor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sswordEditor.firePropertyCh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sswordEdito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Editor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Editor.setAsTex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sswordEditor.Password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sswordEditor.get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Editor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sswordEditor.focusLost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Editor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Editor.supports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